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B0000001CA5F4F04B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5pt" style:font-size-asian="15pt" style:font-size-complex="15pt"/>
    </style:style>
    <style:style style:name="T1" style:family="text">
      <style:text-properties fo:font-size="28pt" style:font-size-asian="28pt" style:font-size-complex="28pt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raz2" text:anchor-type="page" text:anchor-page-number="1" svg:x="0cm" svg:y="0.039cm" svg:width="20.943cm" svg:height="7.542cm" draw:z-index="0">
        <draw:image xlink:href="Pictures/10000201000002B0000001CA5F4F04BE.png" xlink:type="simple" xlink:show="embed" xlink:actuate="onLoad"/>
      </draw:frame>
      <text:p text:style-name="P1">Project Dron</text:p>
      <text:p text:style-name="P1"/>
      <text:list xml:id="list8839316848859024908" text:style-name="L1">
        <text:list-item>
          <text:p text:style-name="P4">Budowa</text:p>
          <text:p text:style-name="P4">a) Ramiona</text:p>
          <text:p text:style-name="P4">b) Rdzeń</text:p>
        </text:list-item>
      </text:list>
      <text:p text:style-name="P3"/>
      <text:p text:style-name="P3"/>
      <text:p text:style-name="P3"><text:tab/>2. Kod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28pt" style:font-size-asian="28pt" style:font-size-complex="28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span text:style-name="MT1">Project - dron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29T17:09:01.786000000</meta:creation-date>
    <dc:date>2019-03-29T17:35:25.96</dc:date>
    <meta:editing-duration>PT14M43S</meta:editing-duration>
    <meta:editing-cycles>4</meta:editing-cycles>
    <meta:generator>OpenOffice/4.1.5$Win32 OpenOffice.org_project/415m1$Build-9789</meta:generator>
    <dc:creator>qdadasdasdad dadasd</dc:creator>
    <meta:document-statistic meta:table-count="0" meta:image-count="1" meta:object-count="0" meta:page-count="1" meta:paragraph-count="6" meta:word-count="13" meta:character-count="60"/>
  </office:meta>
</office:document-meta>
</file>